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nobel_winn</text:h>
      <table:table table:name="nobel_win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year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jec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winner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unt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ego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nobel_winn</text:h>
      <table:table table:name="nobel_winn_structure">
        <table:table-column table:number-columns-repeated="4"/>
        <table:table-row>
          <table:table-cell office:value-type="string">
            <text:p>year</text:p>
          </table:table-cell>
          <table:table-cell office:value-type="string">
            <text:p>subject</text:p>
          </table:table-cell>
          <table:table-cell office:value-type="string">
            <text:p>winner</text:p>
          </table:table-cell>
          <table:table-cell office:value-type="string">
            <text:p>country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cs</text:p>
          </table:table-cell>
          <table:table-cell office:value-type="string">
            <text:p>Hannes Alfven</text:p>
          </table:table-cell>
          <table:table-cell office:value-type="string">
            <text:p>Sweden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cs</text:p>
          </table:table-cell>
          <table:table-cell office:value-type="string">
            <text:p>Louis Neel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chemistry</text:p>
          </table:table-cell>
          <table:table-cell office:value-type="string">
            <text:p>Luis Federico Leloir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Ulf von Euler</text:p>
          </table:table-cell>
          <table:table-cell office:value-type="string">
            <text:p>Sweden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Bernard Katz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litrature</text:p>
          </table:table-cell>
          <table:table-cell office:value-type="string">
            <text:p>Aleksandr Solzhenitsyn</text:p>
          </table:table-cell>
          <table:table-cell office:value-type="string">
            <text:p>Russia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Economics</text:p>
          </table:table-cell>
          <table:table-cell office:value-type="string">
            <text:p>Paul Samuelson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Julius Axelrod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physics</text:p>
          </table:table-cell>
          <table:table-cell office:value-type="string">
            <text:p>Dennis Gabor</text:p>
          </table:table-cell>
          <table:table-cell office:value-type="string">
            <text:p>Hungary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chemistry</text:p>
          </table:table-cell>
          <table:table-cell office:value-type="string">
            <text:p>Gerhard Herzberg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peace</text:p>
          </table:table-cell>
          <table:table-cell office:value-type="string">
            <text:p>Willy Brandt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litrature</text:p>
          </table:table-cell>
          <table:table-cell office:value-type="string">
            <text:p>Pablo Neruda</text:p>
          </table:table-cell>
          <table:table-cell office:value-type="string">
            <text:p>Chile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economics</text:p>
          </table:table-cell>
          <table:table-cell office:value-type="string">
            <text:p>Simon Kuznets</text:p>
          </table:table-cell>
          <table:table-cell office:value-type="string">
            <text:p>Russia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7T06:31:06+01:00</meta:creation-date>
  </office:meta>
</office:document-meta>
</file>